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Verdana" svg:font-family="Verdana, sans-serif"/>
    <style:font-face style:name="Monospace" svg:font-family="Monospace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1" svg:font-family="Verdan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Verdana" fo:font-size="14pt" fo:letter-spacing="normal" fo:font-style="normal" fo:font-weight="normal" style:font-size-asian="14pt" style:font-size-complex="14pt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font-variant="normal" fo:text-transform="none" fo:color="#000000" style:font-name="Verdana" fo:font-size="14pt" fo:letter-spacing="normal" fo:font-style="normal" fo:font-weight="normal" style:font-size-asian="14pt" style:font-size-complex="14pt"/>
    </style:style>
    <style:style style:name="P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4pt" style:font-size-asian="14pt" style:font-size-complex="14pt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Monospace" fo:font-size="10pt" style:font-name-asian="Monospace" style:font-size-asian="10pt" style:font-name-complex="Monospace" style:font-size-complex="10pt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f5fbf" style:font-name="Monospace" fo:font-size="10pt" style:font-name-asian="Monospace" style:font-size-asian="10pt" style:font-name-complex="Monospace" style:font-size-complex="10pt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0pt" style:font-name-asian="Monospace" style:font-size-asian="10pt" style:font-name-complex="Monospace" style:font-size-complex="10pt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Monospace" fo:font-size="10pt" style:font-name-asian="Monospace" style:font-size-asian="10pt" style:font-name-complex="Monospace" style:font-size-complex="10pt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Monospace" fo:font-size="10pt" fo:font-weight="bold" style:font-name-asian="Monospace" style:font-size-asian="10pt" style:font-weight-asian="bold" style:font-name-complex="Monospace" style:font-size-complex="10pt" style:font-weight-complex="bold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Verdana1" fo:font-size="14pt" fo:font-weight="bold" style:font-name-asian="Monospace" style:font-size-asian="14pt" style:font-weight-asian="bold" style:font-name-complex="Monospace" style:font-size-complex="14pt" style:font-weight-complex="bold"/>
    </style:style>
    <style:style style:name="P11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Verdana" fo:font-size="12pt" fo:letter-spacing="normal" fo:font-style="normal" fo:font-weight="bold"/>
    </style:style>
    <style:style style:name="P12" style:family="paragraph" style:parent-style-name="Standard">
      <style:paragraph-properties fo:margin-left="13.757cm" fo:margin-right="0cm" fo:text-align="start" style:justify-single-word="false" fo:text-indent="0cm" style:auto-text-indent="false"/>
      <style:text-properties fo:font-size="14pt" style:font-size-asian="14pt" style:font-size-complex="14pt"/>
    </style:style>
    <style:style style:name="P13" style:family="paragraph" style:parent-style-name="Text_20_body">
      <style:paragraph-properties fo:margin-left="0.635cm" fo:margin-right="0cm" fo:margin-top="0cm" fo:margin-bottom="0cm" fo:text-align="justify" style:justify-single-word="false" fo:orphans="2" fo:widows="2" fo:text-indent="0cm" style:auto-text-indent="false"/>
    </style:style>
    <style:style style:name="P14" style:family="paragraph" style:parent-style-name="Text_20_body">
      <style:paragraph-properties fo:margin-left="0.635cm" fo:margin-right="0cm" fo:margin-top="0cm" fo:margin-bottom="0cm" fo:orphans="2" fo:widows="2" fo:text-indent="0cm" style:auto-text-indent="false"/>
    </style:style>
    <style:style style:name="P15" style:family="paragraph" style:parent-style-name="Text_20_body">
      <style:paragraph-properties fo:margin-left="0.028cm" fo:margin-right="0cm" fo:margin-top="0cm" fo:margin-bottom="0cm" fo:text-align="justify" style:justify-single-word="false" fo:orphans="2" fo:widows="2" fo:text-indent="0cm" style:auto-text-indent="false"/>
    </style:style>
    <style:style style:name="P16" style:family="paragraph" style:parent-style-name="Standard">
      <style:paragraph-properties fo:text-align="center" style:justify-single-word="false"/>
      <style:text-properties fo:font-variant="normal" fo:text-transform="none" fo:color="#000000" style:font-name="Verdana" fo:font-size="16pt" fo:letter-spacing="normal" fo:font-style="normal" fo:font-weight="bold" style:font-size-asian="16pt" style:font-weight-asian="bold" style:font-size-complex="16pt" style:font-weight-complex="bold"/>
    </style:style>
    <style:style style:name="P17" style:family="paragraph" style:parent-style-name="Standard">
      <style:paragraph-properties fo:margin-left="13.757cm" fo:margin-right="0cm" fo:text-align="start" style:justify-single-word="false" fo:text-indent="0cm" style:auto-text-indent="false"/>
      <style:text-properties fo:font-size="14pt" style:font-size-asian="14pt" style:font-size-complex="14pt"/>
    </style:style>
    <style:style style:name="P18" style:family="paragraph">
      <style:paragraph-properties fo:text-align="center"/>
    </style:style>
    <style:style style:name="P19" style:family="paragraph">
      <style:paragraph-properties fo:text-align="start"/>
    </style:style>
    <style:style style:name="T1" style:family="text">
      <style:text-properties fo:font-size="16pt" fo:font-weight="normal" style:font-size-asian="16pt" style:font-weight-asian="normal" style:font-size-complex="16pt" style:font-weight-complex="normal"/>
    </style:style>
    <style:style style:name="T2" style:family="text">
      <style:text-properties fo:font-weight="bold"/>
    </style:style>
    <style:style style:name="T3" style:family="text">
      <style:text-properties fo:font-variant="normal" fo:text-transform="none" fo:color="#000000" style:font-name="Verdana" fo:font-size="16pt" fo:letter-spacing="normal" fo:font-style="normal" fo:font-weight="normal" style:font-size-asian="16pt" style:font-weight-asian="normal" style:font-size-complex="16pt" style:font-weight-complex="normal"/>
    </style:style>
    <style:style style:name="T4" style:family="text">
      <style:text-properties fo:color="#000000"/>
    </style:style>
    <style:style style:name="T5" style:family="text">
      <style:text-properties fo:color="#7f0055"/>
    </style:style>
    <style:style style:name="T6" style:family="text">
      <style:text-properties fo:color="#7f0055" fo:font-weight="bold" style:font-weight-asian="bold" style:font-weight-complex="bold"/>
    </style:style>
    <style:style style:name="T7" style:family="text">
      <style:text-properties fo:color="#3f5fbf"/>
    </style:style>
    <style:style style:name="T8" style:family="text">
      <style:text-properties fo:color="#3f5fbf" style:text-underline-style="solid" style:text-underline-width="auto" style:text-underline-color="font-color"/>
    </style:style>
    <style:style style:name="T9" style:family="text">
      <style:text-properties fo:color="#7f7f9f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fo:color="#7f9fbf" fo:font-weight="bold" style:font-weight-asian="bold" style:font-weight-complex="bold"/>
    </style:style>
    <style:style style:name="T12" style:family="text">
      <style:text-properties fo:color="#0000c0"/>
    </style:style>
    <style:style style:name="T13" style:family="text">
      <style:text-properties fo:color="#0000c0" fo:font-style="italic" style:font-style-asian="italic" style:font-style-complex="italic"/>
    </style:style>
    <style:style style:name="T14" style:family="text">
      <style:text-properties fo:color="#2a00ff"/>
    </style:style>
    <style:style style:name="T15" style:family="text">
      <style:text-properties fo:color="#646464"/>
    </style:style>
    <style:style style:name="T16" style:family="text">
      <style:text-properties fo:color="#3f7f5f"/>
    </style:style>
    <style:style style:name="T17" style:family="text">
      <style:text-properties fo:color="#3f7f5f" style:text-underline-style="solid" style:text-underline-width="auto" style:text-underline-color="font-color"/>
    </style:style>
    <style:style style:name="T18" style:family="text">
      <style:text-properties style:font-name-asian="Monospace" style:font-name-complex="Monospace"/>
    </style:style>
    <style:style style:name="T19" style:family="text">
      <style:text-properties style:font-name="Times New Roman"/>
    </style:style>
    <style:style style:name="gr1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tyle:run-through="foreground"/>
    </style:style>
    <style:style style:name="gr3" style:family="graphic">
      <style:graphic-properties draw:textarea-horizontal-align="center" draw:textarea-vertical-align="middle" style:run-through="foreground"/>
    </style:style>
    <style:style style:name="gr4" style:family="graphic">
      <style:graphic-properties draw:marker-end="Line_20_Arrow" draw:textarea-horizontal-align="center" draw:textarea-vertical-align="middle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Національний технічний університет України </text:p>
      <text:p text:style-name="P1">«Київський політехнічний інститут»</text:p>
      <text:p text:style-name="P1">Факультет інформатики и обчислювальної техніки </text:p>
      <text:p text:style-name="P1">Кафедра обчислювальної техніки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6">Лабораторна робота №3</text:p>
      <text:p text:style-name="P1"><text:span text:style-name="T1">«</text:span><text:span text:style-name="T3">Організація мультипотокової обробки даних в Java</text:span><text:span text:style-name="T1">»</text:span>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2">Виконав: <text:s text:c="4"/>ст. гр. ІО-92 </text:p>
      <text:p text:style-name="P12"><text:tab/> <text:s text:c="9"/>Петрук В.О. </text:p>
      <text:p text:style-name="P12">Перевірив: Болдак А. А. 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4">Київ 2011</text:p>
      <text:p text:style-name="P2"><text:soft-page-break/><text:span text:style-name="T2">Мета</text:span>: Отримання базових навичок з використання мультипотокового середовища в Java. Поглиблене вивчення механізму виключень. Ознайомлення з засобами Java для розбору текстових даних.</text:p>
      <text:p text:style-name="P11">Завдання</text:p>
      <text:p text:style-name="P14">1. Вивчити механізм виключень (Exceptions) в Java. Вміти створювати нові класи виключень, інстанціювати виключення, маскувати місце виникнення виключення та його тип. Знати призначення інтерфейсу Throwable.</text:p>
      <text:p text:style-name="P14">2. Ознайомитись з засобами розбору даних. Вміти використовувати класи StreamTokenizer, StringTokenizer, Scanner.</text:p>
      <text:p text:style-name="P13">3. Вивчити механізм організації множини легких процесів - потоків (threads). Вміти створювати потоки за допомогою класу Thread та інтерфейсу Runnable.</text:p>
      <text:p text:style-name="P13">4. Вивчити механізми синхронізації у мультипотоковому середовищі.</text:p>
      <text:p text:style-name="P13">5. Вивчити стани потоку. Знати причини та засоби запобігання блокуванню потоків. Вміти керувати станами потоків, змінювати їх пріоритет.</text:p>
      <text:p text:style-name="P13">6. Створити клас виключень CSVParseException. Обґрунтувати його розміщення в ієрархії виключень Java.</text:p>
      <text:p text:style-name="P13">7. В класі CSVProcessor створити метод parse(), який виконує розбір завантажених в попередній роботі даних (з агрегованого об’єкту класу ArrayList) в двовимірний масив. Під час розбору перехоплювати всі виключення. В разі виникнення виключення, або невідповідності даних формату (не є CSV, не вистачає значень або є зайві, тощо) генерувати виключення класу CSVParseException.</text:p>
      <text:p text:style-name="P13">8. Модифікувати тестовий клас TestIO. В методі main() додати створення нового потоку розбору даних (за допомогою метода parse() ), при зупинці основного потоку до отримання результатів розбору.</text:p>
      <text:p text:style-name="P15">UML-діаграма</text:p>
      <text:p text:style-name="P2"><draw:g text:anchor-type="paragraph" draw:z-index="0" draw:style-name="gr1"><draw:g draw:style-name="gr2"><draw:rect draw:style-name="gr3" draw:text-style-name="P18" svg:width="4.943cm" svg:height="1.1cm" svg:x="11.967cm" svg:y="0.518cm"><text:p text:style-name="P18">TestIO</text:p></draw:rect><draw:rect draw:style-name="gr3" draw:text-style-name="P18" svg:width="4.977cm" svg:height="1.773cm" svg:x="11.967cm" svg:y="1.617cm"><text:p text:style-name="P18">+ main (args: String[]):void</text:p></draw:rect></draw:g><draw:line draw:style-name="gr4" draw:text-style-name="P18" svg:x1="8.778cm" svg:y1="0.905cm" svg:x2="11.969cm" svg:y2="0.905cm"><text:p/></draw:line><draw:rect draw:style-name="gr3" draw:text-style-name="P18" svg:width="7.877cm" svg:height="3.423cm" svg:x="0.863cm" svg:y="3.018cm"><text:p text:style-name="P19"><text:span text:style-name="T19">+ readFromFile(nameOfFile:String):void</text:span></text:p><text:p text:style-name="P19">+ <text:s/>writeToFile(nameOfFile<text:span text:style-name="T19">:String</text:span>)<text:span text:style-name="T19">:void</text:span></text:p><text:p text:style-name="P19">+ serializeObject(nameOfFile<text:span text:style-name="T19">:String</text:span>)<text:span text:style-name="T19">:void</text:span></text:p><text:p text:style-name="P19">+ deserializeObject(nameOfFile<text:span text:style-name="T19">:String</text:span>)<text:span text:style-name="T19">:void</text:span></text:p><text:p text:style-name="P19">+ printData()<text:span text:style-name="T19">:void</text:span></text:p><text:p text:style-name="P19"><text:span text:style-name="T19">+parse():void </text:span></text:p></draw:rect><draw:rect draw:style-name="gr3" draw:text-style-name="P18" svg:width="7.912cm" svg:height="1.195cm" svg:x="0.865cm" svg:y="0.386cm"><text:p text:style-name="P18">CSVProcessor</text:p></draw:rect><draw:rect draw:style-name="gr3" draw:text-style-name="P19" svg:width="7.875cm" svg:height="1.438cm" svg:x="0.865cm" svg:y="1.58cm"><text:p text:style-name="P19">- lines: ArrayList&lt;String&gt; <text:s text:c="29"/></text:p><text:p text:style-name="P19">- data: String[][]</text:p><text:p text:style-name="P19">- separator: String </text:p></draw:rect></draw:g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Класс CSVProcessor </text:p>
      <text:p text:style-name="P7"><text:span text:style-name="T6">package</text:span> com.lab111.Lab3;</text:p>
      <text:p text:style-name="P5"/>
      <text:p text:style-name="P5"><text:span text:style-name="T6">import</text:span><text:span text:style-name="T4"> java.util.ArrayList;</text:span></text:p>
      <text:p text:style-name="P5"><text:span text:style-name="T6">import</text:span><text:span text:style-name="T4"> java.io.BufferedReader;</text:span></text:p>
      <text:p text:style-name="P5"><text:span text:style-name="T6">import</text:span><text:span text:style-name="T4"> java.io.BufferedWriter;</text:span></text:p>
      <text:p text:style-name="P5"><text:span text:style-name="T6">import</text:span><text:span text:style-name="T4"> java.io.FileInputStream;</text:span></text:p>
      <text:p text:style-name="P5"><text:span text:style-name="T6">import</text:span><text:span text:style-name="T4"> java.io.FileNotFoundException;</text:span></text:p>
      <text:p text:style-name="P5"><text:span text:style-name="T6">import</text:span><text:span text:style-name="T4"> java.io.FileOutputStream;</text:span></text:p>
      <text:p text:style-name="P5"><text:span text:style-name="T6">import</text:span><text:span text:style-name="T4"> java.io.FileReader;</text:span></text:p>
      <text:p text:style-name="P5"><text:span text:style-name="T6">import</text:span><text:span text:style-name="T4"> java.io.FileWriter;</text:span></text:p>
      <text:p text:style-name="P5"><text:span text:style-name="T6">import</text:span><text:span text:style-name="T4"> java.io.IOException;</text:span></text:p>
      <text:p text:style-name="P5"><text:span text:style-name="T6">import</text:span><text:span text:style-name="T4"> java.io.ObjectInputStream;</text:span></text:p>
      <text:p text:style-name="P5"><text:span text:style-name="T6">import</text:span><text:span text:style-name="T4"> java.io.ObjectOutputStream;</text:span></text:p>
      <text:p text:style-name="P5"><text:span text:style-name="T6">import</text:span><text:span text:style-name="T4"> java.io.Serializable;</text:span></text:p>
      <text:p text:style-name="P6">/**</text:p>
      <text:p text:style-name="P5"><text:span text:style-name="T7"><text:s/>*A class for the reading, writing CSV</text:span><text:span text:style-name="T9">-</text:span><text:span text:style-name="T7">files </text:span></text:p>
      <text:p text:style-name="P6"><text:s/>*from the array and serializing/<text:span text:style-name="T10">deserializing</text:span> objects</text:p>
      <text:p text:style-name="P5"><text:span text:style-name="T7"><text:s/>* </text:span><text:span text:style-name="T11">@author</text:span><text:span text:style-name="T7"> </text:span><text:span text:style-name="T8">yozhik</text:span></text:p>
      <text:p text:style-name="P6"><text:s/>*/</text:p>
      <text:p text:style-name="P5"><text:span text:style-name="T15">@SuppressWarnings</text:span><text:span text:style-name="T4">(</text:span><text:span text:style-name="T14">"serial"</text:span><text:span text:style-name="T4">)</text:span></text:p>
      <text:p text:style-name="P5"><text:span text:style-name="T6">public</text:span><text:span text:style-name="T4"> </text:span><text:span text:style-name="T6">class</text:span><text:span text:style-name="T4"> CSVProcessor </text:span><text:span text:style-name="T6">implements</text:span><text:span text:style-name="T4"> Serializable{</text:span></text:p>
      <text:p text:style-name="P5"><text:soft-page-break/><text:span text:style-name="T4"><text:tab/></text:span><text:span text:style-name="T7">/**</text:span></text:p>
      <text:p text:style-name="P5"><text:span text:style-name="T7"><text:tab/> * array for store strings of CSV</text:span><text:span text:style-name="T9">-</text:span><text:span text:style-name="T7">file</text:span></text:p>
      <text:p text:style-name="P6"><text:tab/> */</text:p>
      <text:p text:style-name="P5"><text:span text:style-name="T4"><text:tab/></text:span><text:span text:style-name="T6">private</text:span><text:span text:style-name="T4"> ArrayList&lt;String&gt; </text:span><text:span text:style-name="T12">lines</text:span><text:span text:style-name="T4">=</text:span><text:span text:style-name="T6">new</text:span><text:span text:style-name="T4"> ArrayList&lt;String&gt;(); </text:span></text:p>
      <text:p text:style-name="P5"><text:span text:style-name="T4"><text:tab/></text:span><text:span text:style-name="T7">/**</text:span></text:p>
      <text:p text:style-name="P6"><text:tab/> * massive of parsing data from CSVFile</text:p>
      <text:p text:style-name="P6"><text:tab/> */</text:p>
      <text:p text:style-name="P5"><text:span text:style-name="T4"><text:tab/></text:span><text:span text:style-name="T6">private</text:span><text:span text:style-name="T4"> String[][] </text:span><text:span text:style-name="T12">data</text:span><text:span text:style-name="T4">;</text:span></text:p>
      <text:p text:style-name="P5"><text:span text:style-name="T4"><text:tab/></text:span><text:span text:style-name="T7">/**</text:span></text:p>
      <text:p text:style-name="P5"><text:span text:style-name="T7"><text:tab/> * separator in CSV</text:span><text:span text:style-name="T9">-</text:span><text:span text:style-name="T7">file's lines</text:span></text:p>
      <text:p text:style-name="P6"><text:tab/> */</text:p>
      <text:p text:style-name="P5"><text:span text:style-name="T4"><text:tab/></text:span><text:span text:style-name="T6">private</text:span><text:span text:style-name="T4"> String </text:span><text:span text:style-name="T12">separator</text:span><text:span text:style-name="T4">=</text:span><text:span text:style-name="T14">";"</text:span><text:span text:style-name="T4">;</text:span></text:p>
      <text:p text:style-name="P5"><text:span text:style-name="T4"><text:tab/></text:span><text:span text:style-name="T7">/**</text:span></text:p>
      <text:p text:style-name="P5"><text:span text:style-name="T7"><text:tab/> * A method for the reading CSV</text:span><text:span text:style-name="T9">-</text:span><text:span text:style-name="T7">files</text:span></text:p>
      <text:p text:style-name="P5"><text:span text:style-name="T7"><text:tab/> * </text:span><text:span text:style-name="T11">@param</text:span><text:span text:style-name="T7"> nameOfFile</text:span></text:p>
      <text:p text:style-name="P5"><text:span text:style-name="T7"><text:tab/> * </text:span><text:span text:style-name="T11">@throws</text:span><text:span text:style-name="T7"> IOException</text:span></text:p>
      <text:p text:style-name="P6"><text:tab/> */</text:p>
      <text:p text:style-name="P5"><text:span text:style-name="T4"><text:tab/></text:span><text:span text:style-name="T6">public</text:span><text:span text:style-name="T4"> <text:s/></text:span><text:span text:style-name="T6">void</text:span><text:span text:style-name="T4"> readFromFile(String nameOfFile) </text:span><text:span text:style-name="T6">throws</text:span><text:span text:style-name="T4"> FileNotFoundException,IOException{</text:span></text:p>
      <text:p text:style-name="P5"><text:span text:style-name="T4"><text:tab/><text:tab/>BufferedReader file=</text:span><text:span text:style-name="T6">new</text:span><text:span text:style-name="T4"> BufferedReader(</text:span><text:span text:style-name="T6">new</text:span><text:span text:style-name="T4"> FileReader(nameOfFile));</text:span></text:p>
      <text:p text:style-name="P5"><text:span text:style-name="T4"><text:tab/><text:tab/>String line=</text:span><text:span text:style-name="T14">""</text:span><text:span text:style-name="T4">;</text:span></text:p>
      <text:p text:style-name="P5"><text:span text:style-name="T4"><text:tab/><text:tab/></text:span><text:span text:style-name="T6">while</text:span><text:span text:style-name="T4"> ((line=file.readLine())!=</text:span><text:span text:style-name="T6">null</text:span><text:span text:style-name="T4">){</text:span></text:p>
      <text:p text:style-name="P5"><text:span text:style-name="T4"><text:tab/><text:tab/><text:tab/></text:span><text:span text:style-name="T12">lines</text:span><text:span text:style-name="T4">.add(line);</text:span></text:p>
      <text:p text:style-name="P8"><text:tab/><text:tab/>}</text:p>
      <text:p text:style-name="P5"><text:span text:style-name="T4"><text:tab/><text:tab/></text:span><text:span text:style-name="T6">if</text:span><text:span text:style-name="T4"> (file!=</text:span><text:span text:style-name="T6">null</text:span><text:span text:style-name="T4">)</text:span></text:p>
      <text:p text:style-name="P8"><text:tab/><text:tab/><text:tab/>file.close();</text:p>
      <text:p text:style-name="P8"><text:tab/>}</text:p>
      <text:p text:style-name="P5"><text:span text:style-name="T4"><text:tab/></text:span><text:span text:style-name="T7">/**</text:span></text:p>
      <text:p text:style-name="P5"><text:span text:style-name="T7"><text:tab/> * The method for the writing CSV</text:span><text:span text:style-name="T9">-</text:span><text:span text:style-name="T7">files</text:span></text:p>
      <text:p text:style-name="P6"><text:tab/> * from the array</text:p>
      <text:p text:style-name="P5"><text:span text:style-name="T7"><text:tab/> * </text:span><text:span text:style-name="T11">@param</text:span><text:span text:style-name="T7"> nameOfFile</text:span></text:p>
      <text:p text:style-name="P5"><text:span text:style-name="T7"><text:tab/> * </text:span><text:span text:style-name="T11">@throws</text:span><text:span text:style-name="T7"> IOException</text:span></text:p>
      <text:p text:style-name="P6"><text:tab/> */</text:p>
      <text:p text:style-name="P5"><text:span text:style-name="T4"><text:tab/></text:span><text:span text:style-name="T6">public</text:span><text:span text:style-name="T4"> </text:span><text:span text:style-name="T6">void</text:span><text:span text:style-name="T4"> writeToFile(String nameOfFile)</text:span><text:span text:style-name="T6">throws</text:span><text:span text:style-name="T4"> FileNotFoundException,IOException{</text:span></text:p>
      <text:p text:style-name="P5"><text:span text:style-name="T4"><text:tab/><text:tab/>BufferedWriter file=</text:span><text:span text:style-name="T6">new</text:span><text:span text:style-name="T4"> BufferedWriter(</text:span><text:span text:style-name="T6">new</text:span><text:span text:style-name="T4"> FileWriter(nameOfFile));</text:span></text:p>
      <text:p text:style-name="P5"><text:span text:style-name="T4"><text:tab/><text:tab/></text:span><text:span text:style-name="T6">for</text:span><text:span text:style-name="T4">(</text:span><text:span text:style-name="T6">int</text:span><text:span text:style-name="T4"> i=0; i&lt;</text:span><text:span text:style-name="T12">lines</text:span><text:span text:style-name="T4">.size();i++){</text:span></text:p>
      <text:p text:style-name="P5"><text:span text:style-name="T4"><text:tab/><text:tab/><text:tab/>file.write(</text:span><text:span text:style-name="T12">lines</text:span><text:span text:style-name="T4">.get(i)+</text:span><text:span text:style-name="T14">"\n"</text:span><text:span text:style-name="T4">);</text:span></text:p>
      <text:p text:style-name="P8"><text:tab/><text:tab/>}</text:p>
      <text:p text:style-name="P5"><text:span text:style-name="T4"><text:tab/><text:tab/></text:span><text:span text:style-name="T6">if</text:span><text:span text:style-name="T4">(file!=</text:span><text:span text:style-name="T6">null</text:span><text:span text:style-name="T4">){</text:span></text:p>
      <text:p text:style-name="P8"><text:tab/><text:tab/><text:tab/>file.close();</text:p>
      <text:p text:style-name="P8"><text:tab/><text:tab/>}</text:p>
      <text:p text:style-name="P8"><text:tab/>}</text:p>
      <text:p text:style-name="P5"><text:span text:style-name="T4"><text:tab/></text:span><text:span text:style-name="T7">/**</text:span></text:p>
      <text:p text:style-name="P6"><text:tab/> * Method for the serializing object to the file</text:p>
      <text:p text:style-name="P5"><text:span text:style-name="T7"><text:tab/> * </text:span><text:span text:style-name="T11">@param</text:span><text:span text:style-name="T7"> nameOfFile</text:span></text:p>
      <text:p text:style-name="P5"><text:span text:style-name="T7"><text:tab/> * </text:span><text:span text:style-name="T11">@throws</text:span><text:span text:style-name="T7"> IOException</text:span></text:p>
      <text:p text:style-name="P6"><text:tab/> */</text:p>
      <text:p text:style-name="P5"><text:span text:style-name="T4"><text:tab/></text:span><text:span text:style-name="T6">public</text:span><text:span text:style-name="T4"> </text:span><text:span text:style-name="T6">void</text:span><text:span text:style-name="T4"> serializeObject(String nameOfFile) </text:span><text:span text:style-name="T6">throws</text:span><text:span text:style-name="T4"> FileNotFoundException,IOException{</text:span></text:p>
      <text:p text:style-name="P5"><text:span text:style-name="T4"><text:tab/><text:tab/>ObjectOutputStream object=</text:span><text:span text:style-name="T6">new</text:span><text:span text:style-name="T4"> ObjectOutputStream(</text:span><text:span text:style-name="T6">new</text:span><text:span text:style-name="T4"> FileOutputStream(nameOfFile));</text:span></text:p>
      <text:p text:style-name="P5"><text:span text:style-name="T4"><text:tab/><text:tab/>object.writeObject(</text:span><text:span text:style-name="T12">lines</text:span><text:span text:style-name="T4">);</text:span></text:p>
      <text:p text:style-name="P5"><text:span text:style-name="T4"><text:tab/><text:tab/></text:span><text:span text:style-name="T6">if</text:span><text:span text:style-name="T4">(object!=</text:span><text:span text:style-name="T6">null</text:span><text:span text:style-name="T4">)</text:span></text:p>
      <text:p text:style-name="P8"><text:tab/><text:tab/><text:tab/>object.close();</text:p>
      <text:p text:style-name="P8"><text:tab/>}</text:p>
      <text:p text:style-name="P5"><text:span text:style-name="T4"><text:tab/></text:span><text:span text:style-name="T7">/**</text:span></text:p>
      <text:p text:style-name="P6"><text:tab/> * The method for the <text:span text:style-name="T10">deserializing</text:span> object from the file</text:p>
      <text:p text:style-name="P5"><text:span text:style-name="T7"><text:tab/> * </text:span><text:span text:style-name="T11">@param</text:span><text:span text:style-name="T7"> nameOfFile</text:span></text:p>
      <text:p text:style-name="P5"><text:span text:style-name="T7"><text:tab/> * </text:span><text:span text:style-name="T11">@throws</text:span><text:span text:style-name="T7"> IOException, ClassNotFoundException</text:span></text:p>
      <text:p text:style-name="P6"><text:tab/> */</text:p>
      <text:p text:style-name="P5"><text:span text:style-name="T4"><text:tab/></text:span><text:span text:style-name="T15">@SuppressWarnings</text:span><text:span text:style-name="T4">(</text:span><text:span text:style-name="T14">"unchecked"</text:span><text:span text:style-name="T4">)</text:span></text:p>
      <text:p text:style-name="P5"><text:span text:style-name="T4"><text:tab/></text:span><text:span text:style-name="T6">public</text:span><text:span text:style-name="T4"> </text:span><text:span text:style-name="T6">void</text:span><text:span text:style-name="T4"> deserializeObject(String nameOfFile)</text:span><text:span text:style-name="T6">throws</text:span><text:span text:style-name="T4"> FileNotFoundException, IOException, ClassNotFoundException{</text:span></text:p>
      <text:p text:style-name="P5"><text:span text:style-name="T4"><text:tab/><text:tab/>ObjectInputStream file=</text:span><text:span text:style-name="T6">new</text:span><text:span text:style-name="T4"> ObjectInputStream(</text:span><text:span text:style-name="T6">new</text:span><text:span text:style-name="T4"> FileInputStream(nameOfFile));</text:span></text:p>
      <text:p text:style-name="P8"><text:tab/><text:tab/>ArrayList&lt;String&gt; object=(ArrayList&lt;String&gt;)file.readObject();</text:p>
      <text:p text:style-name="P5"><text:span text:style-name="T4"><text:tab/><text:tab/></text:span><text:span text:style-name="T6">for</text:span><text:span text:style-name="T4">( </text:span><text:span text:style-name="T6">int</text:span><text:span text:style-name="T4"> i=0; i&lt;object.size();i++){</text:span></text:p>
      <text:p text:style-name="P5"><text:span text:style-name="T4"><text:tab/><text:tab/><text:tab/></text:span><text:span text:style-name="T12">lines</text:span><text:span text:style-name="T4">.add(object.get(i));</text:span></text:p>
      <text:p text:style-name="P8"><text:soft-page-break/><text:tab/><text:tab/>}</text:p>
      <text:p text:style-name="P5"><text:span text:style-name="T4"><text:tab/><text:tab/></text:span><text:span text:style-name="T6">if</text:span><text:span text:style-name="T4">(file!=</text:span><text:span text:style-name="T6">null</text:span><text:span text:style-name="T4">)</text:span></text:p>
      <text:p text:style-name="P8"><text:tab/><text:tab/><text:tab/>file.close();</text:p>
      <text:p text:style-name="P8"><text:tab/>}</text:p>
      <text:p text:style-name="P5"><text:span text:style-name="T4"><text:tab/></text:span><text:span text:style-name="T7">/**</text:span></text:p>
      <text:p text:style-name="P6"><text:tab/> * method for the parsing data form CSVFile's lines</text:p>
      <text:p text:style-name="P6"><text:tab/> * to the double array 'data'</text:p>
      <text:p text:style-name="P6"><text:tab/> */</text:p>
      <text:p text:style-name="P5"><text:span text:style-name="T4"><text:tab/></text:span><text:span text:style-name="T6">public</text:span><text:span text:style-name="T4"> </text:span><text:span text:style-name="T6">void</text:span><text:span text:style-name="T4"> parse() </text:span><text:span text:style-name="T6">throws</text:span><text:span text:style-name="T4"> CSVParseException{</text:span></text:p>
      <text:p text:style-name="P5"><text:span text:style-name="T4"><text:tab/><text:tab/>String[] headlines=</text:span><text:span text:style-name="T12">lines</text:span><text:span text:style-name="T4">.get(0).split(</text:span><text:span text:style-name="T12">separator</text:span><text:span text:style-name="T4">);</text:span></text:p>
      <text:p text:style-name="P5"><text:span text:style-name="T4"><text:tab/><text:tab/></text:span><text:span text:style-name="T12">data</text:span><text:span text:style-name="T4">=</text:span><text:span text:style-name="T6">new</text:span><text:span text:style-name="T4"> String[</text:span><text:span text:style-name="T12">lines</text:span><text:span text:style-name="T4">.size()][headlines.</text:span><text:span text:style-name="T12">length</text:span><text:span text:style-name="T4">];</text:span></text:p>
      <text:p text:style-name="P5"><text:span text:style-name="T4"><text:tab/><text:tab/></text:span><text:span text:style-name="T12">data</text:span><text:span text:style-name="T4">[0]=headlines;</text:span></text:p>
      <text:p text:style-name="P5"><text:span text:style-name="T4"><text:tab/><text:tab/></text:span><text:span text:style-name="T6">for</text:span><text:span text:style-name="T4">(</text:span><text:span text:style-name="T6">int</text:span><text:span text:style-name="T4"> i=1; i&lt;</text:span><text:span text:style-name="T12">lines</text:span><text:span text:style-name="T4">.size(); i++){</text:span></text:p>
      <text:p text:style-name="P5"><text:span text:style-name="T4"><text:tab/><text:tab/><text:tab/></text:span><text:span text:style-name="T12">data</text:span><text:span text:style-name="T4">[i]=</text:span><text:span text:style-name="T12">lines</text:span><text:span text:style-name="T4">.get(i).split(</text:span><text:span text:style-name="T12">separator</text:span><text:span text:style-name="T4">);</text:span></text:p>
      <text:p text:style-name="P5"><text:span text:style-name="T4"><text:tab/><text:tab/><text:tab/></text:span><text:span text:style-name="T6">if</text:span><text:span text:style-name="T4"> ( (</text:span><text:span text:style-name="T12">data</text:span><text:span text:style-name="T4">[i].</text:span><text:span text:style-name="T12">length</text:span><text:span text:style-name="T4">)!=(</text:span><text:span text:style-name="T12">data</text:span><text:span text:style-name="T4">[i-1].</text:span><text:span text:style-name="T12">length</text:span><text:span text:style-name="T4">))</text:span></text:p>
      <text:p text:style-name="P5"><text:span text:style-name="T4"><text:tab/><text:tab/><text:tab/><text:tab/></text:span><text:span text:style-name="T6">throw</text:span><text:span text:style-name="T4"> </text:span><text:span text:style-name="T6">new</text:span><text:span text:style-name="T4"> CSVParseException(</text:span><text:span text:style-name="T14">"Wrong format of CSV-file!"</text:span><text:span text:style-name="T4">);</text:span></text:p>
      <text:p text:style-name="P8"><text:tab/><text:tab/>}</text:p>
      <text:p text:style-name="P8"><text:tab/>}</text:p>
      <text:p text:style-name="P5"><text:span text:style-name="T4"><text:tab/></text:span><text:span text:style-name="T7">/**</text:span></text:p>
      <text:p text:style-name="P6"><text:tab/> * method for the printing parsing data</text:p>
      <text:p text:style-name="P6"><text:tab/> * from CSVFile in table form</text:p>
      <text:p text:style-name="P6"><text:tab/> */</text:p>
      <text:p text:style-name="P5"><text:span text:style-name="T4"><text:tab/></text:span><text:span text:style-name="T6">public</text:span><text:span text:style-name="T4"> </text:span><text:span text:style-name="T6">void</text:span><text:span text:style-name="T4"> printData(){</text:span></text:p>
      <text:p text:style-name="P5"><text:span text:style-name="T4"><text:tab/><text:tab/></text:span><text:span text:style-name="T6">int</text:span><text:span text:style-name="T4">[] LOO=</text:span><text:span text:style-name="T6">new</text:span><text:span text:style-name="T4"> </text:span><text:span text:style-name="T6">int</text:span><text:span text:style-name="T4">[</text:span><text:span text:style-name="T12">data</text:span><text:span text:style-name="T4">[0].</text:span><text:span text:style-name="T12">length</text:span><text:span text:style-name="T4">];</text:span></text:p>
      <text:p text:style-name="P5"><text:span text:style-name="T4"><text:tab/><text:tab/></text:span><text:span text:style-name="T7">/**</text:span></text:p>
      <text:p text:style-name="P6"><text:tab/><text:tab/> * lengthOfOvervievs has max value</text:p>
      <text:p text:style-name="P6"><text:tab/><text:tab/> */</text:p>
      <text:p text:style-name="P5"><text:span text:style-name="T4"><text:tab/><text:tab/></text:span><text:span text:style-name="T6">for</text:span><text:span text:style-name="T4">(</text:span><text:span text:style-name="T6">int</text:span><text:span text:style-name="T4"> i=0; i&lt;</text:span><text:span text:style-name="T12">data</text:span><text:span text:style-name="T4">.</text:span><text:span text:style-name="T12">length</text:span><text:span text:style-name="T4">;i++){</text:span></text:p>
      <text:p text:style-name="P5"><text:span text:style-name="T4"><text:tab/><text:tab/><text:tab/></text:span><text:span text:style-name="T6">for</text:span><text:span text:style-name="T4">(</text:span><text:span text:style-name="T6">int</text:span><text:span text:style-name="T4"> j=0; j&lt;LOO.</text:span><text:span text:style-name="T12">length</text:span><text:span text:style-name="T4">; j++){</text:span></text:p>
      <text:p text:style-name="P5"><text:span text:style-name="T4"><text:tab/><text:tab/><text:tab/><text:tab/></text:span><text:span text:style-name="T6">if</text:span><text:span text:style-name="T4">(LOO[j]&lt;</text:span><text:span text:style-name="T12">data</text:span><text:span text:style-name="T4">[i][j].length()){</text:span></text:p>
      <text:p text:style-name="P5"><text:span text:style-name="T4"><text:tab/><text:tab/><text:tab/><text:tab/><text:tab/>LOO[j]=</text:span><text:span text:style-name="T12">data</text:span><text:span text:style-name="T4">[i][j].length();</text:span></text:p>
      <text:p text:style-name="P8"><text:tab/><text:tab/><text:tab/><text:tab/>}</text:p>
      <text:p text:style-name="P8"><text:tab/><text:tab/><text:tab/>}</text:p>
      <text:p text:style-name="P8"><text:tab/><text:tab/>}</text:p>
      <text:p text:style-name="P5"><text:span text:style-name="T4"><text:tab/><text:tab/></text:span><text:span text:style-name="T6">int</text:span><text:span text:style-name="T4"> resLength=0;</text:span></text:p>
      <text:p text:style-name="P5"><text:span text:style-name="T4"><text:tab/><text:tab/></text:span><text:span text:style-name="T6">for</text:span><text:span text:style-name="T4">(</text:span><text:span text:style-name="T6">int</text:span><text:span text:style-name="T4"> i=0;i&lt;LOO.</text:span><text:span text:style-name="T12">length</text:span><text:span text:style-name="T4">;i++){</text:span></text:p>
      <text:p text:style-name="P8"><text:tab/><text:tab/><text:tab/>LOO[i]=LOO[i]+4;</text:p>
      <text:p text:style-name="P8"><text:tab/><text:tab/><text:tab/>resLength+=LOO[i];</text:p>
      <text:p text:style-name="P8"><text:tab/><text:tab/>}</text:p>
      <text:p text:style-name="P5"><text:span text:style-name="T4"><text:tab/><text:tab/>resLength+=</text:span><text:span text:style-name="T12">data</text:span><text:span text:style-name="T4">[0].</text:span><text:span text:style-name="T12">length</text:span><text:span text:style-name="T4">+1;</text:span><text:span text:style-name="T16">//</text:span><text:span text:style-name="T17">общая</text:span><text:span text:style-name="T16"> </text:span><text:span text:style-name="T17">длина</text:span><text:span text:style-name="T16"> </text:span><text:span text:style-name="T17">учитывая</text:span><text:span text:style-name="T16"> </text:span><text:span text:style-name="T17">разделиели</text:span></text:p>
      <text:p text:style-name="P5"><text:span text:style-name="T4"><text:tab/><text:tab/></text:span><text:span text:style-name="T6">for</text:span><text:span text:style-name="T4">(</text:span><text:span text:style-name="T6">int</text:span><text:span text:style-name="T4"> i=0; i&lt;resLength;i++){</text:span></text:p>
      <text:p text:style-name="P5"><text:span text:style-name="T4"><text:tab/><text:tab/><text:tab/>System.</text:span><text:span text:style-name="T13">out</text:span><text:span text:style-name="T4">.print(</text:span><text:span text:style-name="T14">"_"</text:span><text:span text:style-name="T4">);</text:span></text:p>
      <text:p text:style-name="P8"><text:tab/><text:tab/>}</text:p>
      <text:p text:style-name="P5"><text:span text:style-name="T4"><text:tab/><text:tab/>System.</text:span><text:span text:style-name="T13">out</text:span><text:span text:style-name="T4">.println();</text:span></text:p>
      <text:p text:style-name="P5"><text:span text:style-name="T4"><text:tab/><text:tab/></text:span><text:span text:style-name="T6">for</text:span><text:span text:style-name="T4">(</text:span><text:span text:style-name="T6">int</text:span><text:span text:style-name="T4"> i=0;i&lt;</text:span><text:span text:style-name="T12">data</text:span><text:span text:style-name="T4">.</text:span><text:span text:style-name="T12">length</text:span><text:span text:style-name="T4">;i++){</text:span></text:p>
      <text:p text:style-name="P5"><text:span text:style-name="T4"><text:tab/><text:tab/><text:tab/>System.</text:span><text:span text:style-name="T13">out</text:span><text:span text:style-name="T4">.print(</text:span><text:span text:style-name="T14">"|"</text:span><text:span text:style-name="T4">);</text:span></text:p>
      <text:p text:style-name="P5"><text:span text:style-name="T4"><text:tab/><text:tab/><text:tab/></text:span><text:span text:style-name="T6">for</text:span><text:span text:style-name="T4">(</text:span><text:span text:style-name="T6">int</text:span><text:span text:style-name="T4"> j=0; j&lt;</text:span><text:span text:style-name="T12">data</text:span><text:span text:style-name="T4">[0].</text:span><text:span text:style-name="T12">length</text:span><text:span text:style-name="T4">;j++){</text:span></text:p>
      <text:p text:style-name="P5"><text:span text:style-name="T4"><text:tab/><text:tab/><text:tab/><text:tab/>String field=</text:span><text:span text:style-name="T12">data</text:span><text:span text:style-name="T4">[i][j];</text:span></text:p>
      <text:p text:style-name="P5"><text:span text:style-name="T4"><text:tab/><text:tab/><text:tab/><text:tab/></text:span><text:span text:style-name="T6">int</text:span><text:span text:style-name="T4"> pr_length=(LOO[j]-field.length())/(2);</text:span></text:p>
      <text:p text:style-name="P5"><text:span text:style-name="T4"><text:tab/><text:tab/><text:tab/><text:tab/></text:span><text:span text:style-name="T6">int</text:span><text:span text:style-name="T4"> last_length=LOO[j]-field.length()-pr_length;</text:span></text:p>
      <text:p text:style-name="P5"><text:span text:style-name="T4"><text:tab/><text:tab/><text:tab/><text:tab/></text:span><text:span text:style-name="T6">for</text:span><text:span text:style-name="T4">(</text:span><text:span text:style-name="T6">int</text:span><text:span text:style-name="T4"> k=0;k&lt;pr_length;k++){</text:span></text:p>
      <text:p text:style-name="P5"><text:span text:style-name="T4"><text:tab/><text:tab/><text:tab/><text:tab/><text:tab/>System.</text:span><text:span text:style-name="T13">out</text:span><text:span text:style-name="T4">.print(</text:span><text:span text:style-name="T14">" "</text:span><text:span text:style-name="T4">);</text:span></text:p>
      <text:p text:style-name="P8"><text:tab/><text:tab/><text:tab/><text:tab/>}</text:p>
      <text:p text:style-name="P5"><text:span text:style-name="T4"><text:tab/><text:tab/><text:tab/><text:tab/>System.</text:span><text:span text:style-name="T13">out</text:span><text:span text:style-name="T4">.print(field);</text:span></text:p>
      <text:p text:style-name="P5"><text:span text:style-name="T4"><text:tab/><text:tab/><text:tab/><text:tab/></text:span><text:span text:style-name="T6">for</text:span><text:span text:style-name="T4">(</text:span><text:span text:style-name="T6">int</text:span><text:span text:style-name="T4"> k=0;k&lt;last_length;k++){</text:span></text:p>
      <text:p text:style-name="P5"><text:span text:style-name="T4"><text:tab/><text:tab/><text:tab/><text:tab/><text:tab/>System.</text:span><text:span text:style-name="T13">out</text:span><text:span text:style-name="T4">.print(</text:span><text:span text:style-name="T14">" "</text:span><text:span text:style-name="T4">);</text:span></text:p>
      <text:p text:style-name="P8"><text:tab/><text:tab/><text:tab/><text:tab/>}</text:p>
      <text:p text:style-name="P5"><text:span text:style-name="T4"><text:tab/><text:tab/><text:tab/><text:tab/>System.</text:span><text:span text:style-name="T13">out</text:span><text:span text:style-name="T4">.print(</text:span><text:span text:style-name="T14">"|"</text:span><text:span text:style-name="T4">);</text:span></text:p>
      <text:p text:style-name="P8"><text:tab/><text:tab/><text:tab/>}</text:p>
      <text:p text:style-name="P5"><text:span text:style-name="T4"><text:tab/><text:tab/><text:tab/></text:span><text:span text:style-name="T6">if</text:span><text:span text:style-name="T4">(i==0){</text:span></text:p>
      <text:p text:style-name="P5"><text:span text:style-name="T4"><text:tab/><text:tab/><text:tab/><text:tab/>System.</text:span><text:span text:style-name="T13">out</text:span><text:span text:style-name="T4">.println();</text:span></text:p>
      <text:p text:style-name="P5"><text:span text:style-name="T4"><text:tab/><text:tab/><text:tab/><text:tab/></text:span><text:span text:style-name="T6">for</text:span><text:span text:style-name="T4">(</text:span><text:span text:style-name="T6">int</text:span><text:span text:style-name="T4"> k=0; k&lt;resLength;k++){</text:span></text:p>
      <text:p text:style-name="P5"><text:span text:style-name="T4"><text:tab/><text:tab/><text:tab/><text:tab/><text:tab/>System.</text:span><text:span text:style-name="T13">out</text:span><text:span text:style-name="T4">.print(</text:span><text:span text:style-name="T14">"-"</text:span><text:span text:style-name="T4">);</text:span></text:p>
      <text:p text:style-name="P8"><text:tab/><text:tab/><text:tab/><text:tab/>}</text:p>
      <text:p text:style-name="P8"><text:tab/><text:tab/><text:tab/>}</text:p>
      <text:p text:style-name="P5"><text:span text:style-name="T4"><text:tab/><text:tab/><text:tab/>System.</text:span><text:span text:style-name="T13">out</text:span><text:span text:style-name="T4">.println();</text:span></text:p>
      <text:p text:style-name="P8"><text:tab/><text:tab/>}</text:p>
      <text:p text:style-name="P5"><text:soft-page-break/><text:span text:style-name="T4"><text:tab/><text:tab/></text:span><text:span text:style-name="T6">for</text:span><text:span text:style-name="T4">(</text:span><text:span text:style-name="T6">int</text:span><text:span text:style-name="T4"> k=0; k&lt;resLength;k++){</text:span></text:p>
      <text:p text:style-name="P5"><text:span text:style-name="T4"><text:tab/><text:tab/><text:tab/>System.</text:span><text:span text:style-name="T13">out</text:span><text:span text:style-name="T4">.print(</text:span><text:span text:style-name="T14">"ВЇ"</text:span><text:span text:style-name="T4">);</text:span></text:p>
      <text:p text:style-name="P8"><text:tab/><text:tab/>}</text:p>
      <text:p text:style-name="P8"><text:tab/>}</text:p>
      <text:p text:style-name="P8">}</text:p>
      <text:p text:style-name="P2">Класс TestIO </text:p>
      <text:p text:style-name="P7"><text:span text:style-name="T6">package</text:span> com.lab111.Lab3;</text:p>
      <text:p text:style-name="P5"><text:span text:style-name="T6">import</text:span><text:span text:style-name="T4"> java.io.BufferedReader;</text:span></text:p>
      <text:p text:style-name="P5"><text:span text:style-name="T6">import</text:span><text:span text:style-name="T4"> java.io.File;</text:span></text:p>
      <text:p text:style-name="P5"><text:span text:style-name="T6">import</text:span><text:span text:style-name="T4"> java.io.FileNotFoundException;</text:span></text:p>
      <text:p text:style-name="P5"><text:span text:style-name="T6">import</text:span><text:span text:style-name="T4"> java.io.IOException;</text:span></text:p>
      <text:p text:style-name="P5"><text:span text:style-name="T6">import</text:span><text:span text:style-name="T4"> java.io.InputStreamReader;</text:span></text:p>
      <text:p text:style-name="P6">/**</text:p>
      <text:p text:style-name="P6"><text:s/>* Class implements the user interaction and </text:p>
      <text:p text:style-name="P6"><text:s/>* class CSVProcessor. All exceptions are </text:p>
      <text:p text:style-name="P6"><text:s/>* processed in this class.</text:p>
      <text:p text:style-name="P5"><text:span text:style-name="T7"><text:s/>* </text:span><text:span text:style-name="T11">@author</text:span><text:span text:style-name="T7"> </text:span><text:span text:style-name="T8">yozhik</text:span></text:p>
      <text:p text:style-name="P6"><text:s/>*/</text:p>
      <text:p text:style-name="P5"><text:span text:style-name="T6">public</text:span><text:span text:style-name="T4"> </text:span><text:span text:style-name="T6">class</text:span><text:span text:style-name="T4"> TestIO{</text:span></text:p>
      <text:p text:style-name="P5"><text:span text:style-name="T4"><text:tab/></text:span><text:span text:style-name="T7">/**</text:span></text:p>
      <text:p text:style-name="P6"><text:tab/> * Main class</text:p>
      <text:p text:style-name="P5"><text:span text:style-name="T7"><text:tab/> * </text:span><text:span text:style-name="T11">@param</text:span><text:span text:style-name="T7"> args</text:span></text:p>
      <text:p text:style-name="P5"><text:span text:style-name="T7"><text:tab/> * </text:span><text:span text:style-name="T11">@throws</text:span><text:span text:style-name="T7"> IOException</text:span></text:p>
      <text:p text:style-name="P5"><text:span text:style-name="T7"><text:tab/> * </text:span><text:span text:style-name="T11">@throws</text:span><text:span text:style-name="T7"> ClassNotFoundException</text:span></text:p>
      <text:p text:style-name="P6"><text:tab/> */</text:p>
      <text:p text:style-name="P5"><text:span text:style-name="T4"><text:tab/></text:span><text:span text:style-name="T6">public</text:span><text:span text:style-name="T4"> </text:span><text:span text:style-name="T6">static</text:span><text:span text:style-name="T4"> </text:span><text:span text:style-name="T6">void</text:span><text:span text:style-name="T4"> main (String[] args) </text:span><text:span text:style-name="T6">throws</text:span><text:span text:style-name="T4"> FileNotFoundException,IOException, ClassNotFoundException, CSVParseException{</text:span></text:p>
      <text:p text:style-name="P5"><text:span text:style-name="T4"><text:tab/><text:tab/>CSVProcessor csv=</text:span><text:span text:style-name="T6">null</text:span><text:span text:style-name="T4">;</text:span></text:p>
      <text:p text:style-name="P5"><text:span text:style-name="T4"><text:tab/><text:tab/>File file=</text:span><text:span text:style-name="T6">new</text:span><text:span text:style-name="T4"> File(</text:span><text:span text:style-name="T14">"serialized.dat"</text:span><text:span text:style-name="T4">);</text:span></text:p>
      <text:p text:style-name="P5"><text:span text:style-name="T4"><text:tab/><text:tab/></text:span><text:span text:style-name="T6">if</text:span><text:span text:style-name="T4"> (file.exists()){</text:span></text:p>
      <text:p text:style-name="P5"><text:span text:style-name="T4"><text:tab/><text:tab/><text:tab/>csv=</text:span><text:span text:style-name="T6">new</text:span><text:span text:style-name="T4"> CSVProcessor();</text:span></text:p>
      <text:p text:style-name="P5"><text:span text:style-name="T4"><text:tab/><text:tab/><text:tab/>System.</text:span><text:span text:style-name="T13">out</text:span><text:span text:style-name="T4">.print(</text:span><text:span text:style-name="T14">"Deserializing file 'serialized.dat' ... "</text:span><text:span text:style-name="T4">);</text:span></text:p>
      <text:p text:style-name="P5"><text:span text:style-name="T4"><text:tab/><text:tab/><text:tab/></text:span><text:span text:style-name="T6">try</text:span><text:span text:style-name="T4">{</text:span></text:p>
      <text:p text:style-name="P5"><text:span text:style-name="T4"><text:tab/><text:tab/><text:tab/><text:tab/>csv.deserializeObject(</text:span><text:span text:style-name="T14">"serialized.dat"</text:span><text:span text:style-name="T4">);</text:span></text:p>
      <text:p text:style-name="P5"><text:span text:style-name="T4"><text:tab/><text:tab/><text:tab/>}</text:span><text:span text:style-name="T6">catch</text:span><text:span text:style-name="T4">(FileNotFoundException e1){</text:span></text:p>
      <text:p text:style-name="P5"><text:span text:style-name="T4"><text:tab/><text:tab/><text:tab/><text:tab/>System.</text:span><text:span text:style-name="T13">out</text:span><text:span text:style-name="T4">.println(</text:span><text:span text:style-name="T14">"FileNotFoundException!!! The object was not deserialized!!!"</text:span><text:span text:style-name="T4">);</text:span></text:p>
      <text:p text:style-name="P5"><text:span text:style-name="T4"><text:tab/><text:tab/><text:tab/><text:tab/></text:span><text:span text:style-name="T6">throw</text:span><text:span text:style-name="T4"> e1;</text:span></text:p>
      <text:p text:style-name="P8"><text:tab/><text:tab/><text:tab/>}</text:p>
      <text:p text:style-name="P5"><text:span text:style-name="T4"><text:tab/><text:tab/><text:tab/></text:span><text:span text:style-name="T6">catch</text:span><text:span text:style-name="T4">(ClassNotFoundException e2){</text:span></text:p>
      <text:p text:style-name="P5"><text:span text:style-name="T4"><text:tab/><text:tab/><text:tab/><text:tab/>System.</text:span><text:span text:style-name="T13">out</text:span><text:span text:style-name="T4">.println(</text:span><text:span text:style-name="T14">"ClassNotFoundException!!! The object was not deserialized!!"</text:span><text:span text:style-name="T4">);</text:span></text:p>
      <text:p text:style-name="P5"><text:span text:style-name="T4"><text:tab/><text:tab/><text:tab/><text:tab/></text:span><text:span text:style-name="T6">throw</text:span><text:span text:style-name="T4"> e2;</text:span></text:p>
      <text:p text:style-name="P8"><text:tab/><text:tab/><text:tab/>}</text:p>
      <text:p text:style-name="P5"><text:span text:style-name="T4"><text:tab/><text:tab/><text:tab/></text:span><text:span text:style-name="T6">catch</text:span><text:span text:style-name="T4">(IOException e3){</text:span></text:p>
      <text:p text:style-name="P5"><text:span text:style-name="T4"><text:tab/><text:tab/><text:tab/><text:tab/></text:span><text:span text:style-name="T6">throw</text:span><text:span text:style-name="T4"> e3;</text:span></text:p>
      <text:p text:style-name="P8"><text:tab/><text:tab/><text:tab/>}</text:p>
      <text:p text:style-name="P5"><text:span text:style-name="T4"><text:tab/><text:tab/><text:tab/>System.</text:span><text:span text:style-name="T13">out</text:span><text:span text:style-name="T4">.println(</text:span><text:span text:style-name="T14">"Done!"</text:span><text:span text:style-name="T4">);</text:span></text:p>
      <text:p text:style-name="P8"><text:tab/><text:tab/>}</text:p>
      <text:p text:style-name="P5"><text:span text:style-name="T4"><text:tab/><text:tab/></text:span><text:span text:style-name="T6">else</text:span><text:span text:style-name="T4">{</text:span></text:p>
      <text:p text:style-name="P5"><text:span text:style-name="T4"><text:tab/><text:tab/><text:tab/>BufferedReader consoleIn=</text:span><text:span text:style-name="T6">new</text:span><text:span text:style-name="T4"> BufferedReader(</text:span><text:span text:style-name="T6">new</text:span><text:span text:style-name="T4"> InputStreamReader(System.</text:span><text:span text:style-name="T13">in</text:span><text:span text:style-name="T4">));</text:span></text:p>
      <text:p text:style-name="P5"><text:span text:style-name="T4"><text:tab/><text:tab/><text:tab/></text:span><text:span text:style-name="T6">int</text:span><text:span text:style-name="T4"> counter=0;</text:span></text:p>
      <text:p text:style-name="P5"><text:span text:style-name="T4"><text:tab/><text:tab/><text:tab/></text:span><text:span text:style-name="T6">boolean</text:span><text:span text:style-name="T4"> done=</text:span><text:span text:style-name="T6">true</text:span><text:span text:style-name="T4">;</text:span></text:p>
      <text:p text:style-name="P5"><text:span text:style-name="T4"><text:tab/><text:tab/><text:tab/></text:span><text:span text:style-name="T6">while</text:span><text:span text:style-name="T4">(done){</text:span></text:p>
      <text:p text:style-name="P5"><text:span text:style-name="T4"><text:tab/><text:tab/><text:tab/><text:tab/></text:span><text:span text:style-name="T6">try</text:span><text:span text:style-name="T4">{</text:span></text:p>
      <text:p text:style-name="P5"><text:span text:style-name="T4"><text:tab/><text:tab/><text:tab/><text:tab/><text:tab/>csv=</text:span><text:span text:style-name="T6">new</text:span><text:span text:style-name="T4"> CSVProcessor();</text:span></text:p>
      <text:p text:style-name="P5"><text:span text:style-name="T4"><text:tab/><text:tab/><text:tab/><text:tab/><text:tab/>System.</text:span><text:span text:style-name="T13">out</text:span><text:span text:style-name="T4">.println(</text:span><text:span text:style-name="T14">"Enter name of CSV-file:"</text:span><text:span text:style-name="T4">);</text:span></text:p>
      <text:p text:style-name="P8"><text:tab/><text:tab/><text:tab/><text:tab/><text:tab/>String nameOfFile = consoleIn.readLine();</text:p>
      <text:p text:style-name="P5"><text:span text:style-name="T4"><text:tab/><text:tab/><text:tab/><text:tab/><text:tab/>System.</text:span><text:span text:style-name="T13">out</text:span><text:span text:style-name="T4">.print(</text:span><text:span text:style-name="T14">"Reading data from file '"</text:span><text:span text:style-name="T4">+nameOfFile+</text:span><text:span text:style-name="T14">" ... "</text:span><text:span text:style-name="T4">);</text:span></text:p>
      <text:p text:style-name="P8"><text:tab/><text:tab/><text:tab/><text:tab/><text:tab/>csv.readFromFile(nameOfFile);</text:p>
      <text:p text:style-name="P5"><text:span text:style-name="T4"><text:tab/><text:tab/><text:tab/><text:tab/><text:tab/>System.</text:span><text:span text:style-name="T13">out</text:span><text:span text:style-name="T4">.println(</text:span><text:span text:style-name="T14">"Done!"</text:span><text:span text:style-name="T4">);</text:span></text:p>
      <text:p text:style-name="P5"><text:span text:style-name="T4"><text:tab/><text:tab/><text:tab/><text:tab/><text:tab/>System.</text:span><text:span text:style-name="T13">out</text:span><text:span text:style-name="T4">.print(</text:span><text:span text:style-name="T14">"Serializing of array to the file 'serialized.dat' ... "</text:span><text:span text:style-name="T4">);</text:span></text:p>
      <text:p text:style-name="P5"><text:span text:style-name="T4"><text:tab/><text:tab/><text:tab/><text:tab/><text:tab/>csv.serializeObject(</text:span><text:span text:style-name="T14">"serialized.dat"</text:span><text:span text:style-name="T4">);</text:span></text:p>
      <text:p text:style-name="P5"><text:span text:style-name="T4"><text:tab/><text:tab/><text:tab/><text:tab/><text:tab/>System.</text:span><text:span text:style-name="T13">out</text:span><text:span text:style-name="T4">.println(</text:span><text:span text:style-name="T14">"Done!"</text:span><text:span text:style-name="T4">);</text:span></text:p>
      <text:p text:style-name="P5"><text:soft-page-break/><text:span text:style-name="T4"><text:tab/><text:tab/><text:tab/><text:tab/><text:tab/>done=</text:span><text:span text:style-name="T6">false</text:span><text:span text:style-name="T4">;</text:span></text:p>
      <text:p text:style-name="P5"><text:span text:style-name="T4"><text:tab/><text:tab/><text:tab/><text:tab/>}</text:span><text:span text:style-name="T6">catch</text:span><text:span text:style-name="T4">(FileNotFoundException e1){</text:span></text:p>
      <text:p text:style-name="P5"><text:span text:style-name="T4"><text:tab/><text:tab/><text:tab/><text:tab/><text:tab/>System.</text:span><text:span text:style-name="T13">out</text:span><text:span text:style-name="T4">.println(</text:span><text:span text:style-name="T14">"Failed!"</text:span><text:span text:style-name="T4">);</text:span></text:p>
      <text:p text:style-name="P5"><text:span text:style-name="T4"><text:tab/><text:tab/><text:tab/><text:tab/><text:tab/>System.</text:span><text:span text:style-name="T13">out</text:span><text:span text:style-name="T4">.println(</text:span><text:span text:style-name="T14">"Wrong name of file! Please try again"</text:span><text:span text:style-name="T4">);</text:span></text:p>
      <text:p text:style-name="P8"><text:tab/><text:tab/><text:tab/><text:tab/><text:tab/>counter++;</text:p>
      <text:p text:style-name="P5"><text:span text:style-name="T4"><text:tab/><text:tab/><text:tab/><text:tab/><text:tab/></text:span><text:span text:style-name="T6">if</text:span><text:span text:style-name="T4"> (counter==3)</text:span></text:p>
      <text:p text:style-name="P5"><text:span text:style-name="T4"><text:tab/><text:tab/><text:tab/><text:tab/><text:tab/><text:tab/></text:span><text:span text:style-name="T6">throw</text:span><text:span text:style-name="T4"> e1;</text:span></text:p>
      <text:p text:style-name="P8"><text:tab/><text:tab/><text:tab/><text:tab/>}</text:p>
      <text:p text:style-name="P5"><text:span text:style-name="T4"><text:tab/><text:tab/><text:tab/><text:tab/></text:span><text:span text:style-name="T6">catch</text:span><text:span text:style-name="T4">(IOException e2){</text:span></text:p>
      <text:p text:style-name="P5"><text:span text:style-name="T4"><text:tab/><text:tab/><text:tab/><text:tab/><text:tab/></text:span><text:span text:style-name="T6">throw</text:span><text:span text:style-name="T4"> e2;</text:span></text:p>
      <text:p text:style-name="P8"><text:tab/><text:tab/><text:tab/><text:tab/><text:tab/></text:p>
      <text:p text:style-name="P8"><text:tab/><text:tab/><text:tab/><text:tab/>}</text:p>
      <text:p text:style-name="P8"><text:tab/><text:tab/><text:tab/>}</text:p>
      <text:p text:style-name="P8"><text:tab/><text:tab/>}</text:p>
      <text:p text:style-name="P5"><text:span text:style-name="T4"><text:tab/><text:tab/></text:span><text:span text:style-name="T6">if</text:span><text:span text:style-name="T4"> (csv!=</text:span><text:span text:style-name="T6">null</text:span><text:span text:style-name="T4">){</text:span></text:p>
      <text:p text:style-name="P8"><text:tab/><text:tab/>}</text:p>
      <text:p text:style-name="P5"><text:span text:style-name="T4"><text:tab/><text:tab/></text:span><text:span text:style-name="T16">// parsing lines from CSV-file</text:span></text:p>
      <text:p text:style-name="P5"><text:span text:style-name="T4"><text:tab/><text:tab/></text:span><text:span text:style-name="T6">final</text:span><text:span text:style-name="T4"> CSVProcessor parseCSV=csv;</text:span></text:p>
      <text:p text:style-name="P5"><text:span text:style-name="T4"><text:tab/><text:tab/>Runnable parseRun = </text:span><text:span text:style-name="T6">new</text:span><text:span text:style-name="T4"> Runnable() {</text:span></text:p>
      <text:p text:style-name="P5"><text:span text:style-name="T4"><text:tab/><text:tab/><text:tab/></text:span><text:span text:style-name="T15">@Override</text:span></text:p>
      <text:p text:style-name="P5"><text:span text:style-name="T4"><text:tab/><text:tab/><text:tab/></text:span><text:span text:style-name="T6">public</text:span><text:span text:style-name="T4"> </text:span><text:span text:style-name="T6">void</text:span><text:span text:style-name="T4"> run() {</text:span></text:p>
      <text:p text:style-name="P5"><text:span text:style-name="T4"><text:tab/><text:tab/><text:tab/><text:tab/></text:span><text:span text:style-name="T6">try</text:span><text:span text:style-name="T4"> {</text:span></text:p>
      <text:p text:style-name="P5"><text:span text:style-name="T4"><text:tab/><text:tab/><text:tab/><text:tab/><text:tab/>System.</text:span><text:span text:style-name="T13">out</text:span><text:span text:style-name="T4">.print(</text:span><text:span text:style-name="T14">"Parsing the array ... "</text:span><text:span text:style-name="T4">);</text:span></text:p>
      <text:p text:style-name="P8"><text:tab/><text:tab/><text:tab/><text:tab/><text:tab/>parseCSV.parse();</text:p>
      <text:p text:style-name="P5"><text:span text:style-name="T4"><text:tab/><text:tab/><text:tab/><text:tab/><text:tab/>System.</text:span><text:span text:style-name="T13">out</text:span><text:span text:style-name="T4">.println(</text:span><text:span text:style-name="T14">"Done!"</text:span><text:span text:style-name="T4">);</text:span></text:p>
      <text:p text:style-name="P5"><text:span text:style-name="T4"><text:tab/><text:tab/><text:tab/><text:tab/>}</text:span><text:span text:style-name="T6">catch</text:span><text:span text:style-name="T4"> (CSVParseException e) {</text:span></text:p>
      <text:p text:style-name="P5"><text:span text:style-name="T4"><text:tab/><text:tab/><text:tab/><text:tab/><text:tab/>System.</text:span><text:span text:style-name="T13">out</text:span><text:span text:style-name="T4">.println(</text:span><text:span text:style-name="T14">"Failed!"</text:span><text:span text:style-name="T4">);</text:span></text:p>
      <text:p text:style-name="P5"><text:span text:style-name="T4"><text:tab/><text:tab/><text:tab/><text:tab/><text:tab/>System.</text:span><text:span text:style-name="T13">out</text:span><text:span text:style-name="T4">.println(</text:span><text:span text:style-name="T14">"Wrong format of CSV-file. Please, point right CSV-file"</text:span><text:span text:style-name="T4">);</text:span></text:p>
      <text:p text:style-name="P8"><text:tab/><text:tab/><text:tab/><text:tab/>}</text:p>
      <text:p text:style-name="P8"><text:tab/><text:tab/><text:tab/><text:tab/></text:p>
      <text:p text:style-name="P8"><text:tab/><text:tab/><text:tab/>}</text:p>
      <text:p text:style-name="P8"><text:tab/><text:tab/>};</text:p>
      <text:p text:style-name="P5"><text:span text:style-name="T4"><text:tab/><text:tab/>Thread parseThread = </text:span><text:span text:style-name="T6">new</text:span><text:span text:style-name="T4"> Thread(parseRun);</text:span></text:p>
      <text:p text:style-name="P8"><text:tab/><text:tab/>parseThread.start();</text:p>
      <text:p text:style-name="P5"><text:span text:style-name="T4"><text:tab/><text:tab/></text:span><text:span text:style-name="T6">try</text:span><text:span text:style-name="T4"> {</text:span></text:p>
      <text:p text:style-name="P8"><text:tab/><text:tab/><text:tab/>parseThread.join();</text:p>
      <text:p text:style-name="P5"><text:span text:style-name="T4"><text:tab/><text:tab/>} </text:span><text:span text:style-name="T6">catch</text:span><text:span text:style-name="T4"> (InterruptedException e) {</text:span></text:p>
      <text:p text:style-name="P5"><text:span text:style-name="T4"><text:tab/><text:tab/><text:tab/>System.</text:span><text:span text:style-name="T13">out</text:span><text:span text:style-name="T4">.println(</text:span><text:span text:style-name="T14">"Interrupted!"</text:span><text:span text:style-name="T4">);</text:span></text:p>
      <text:p text:style-name="P8"><text:tab/><text:tab/>}</text:p>
      <text:p text:style-name="P5"><text:span text:style-name="T4"><text:tab/><text:tab/></text:span><text:span text:style-name="T16">//Printing data in table format</text:span></text:p>
      <text:p text:style-name="P5"><text:span text:style-name="T4"><text:tab/><text:tab/></text:span><text:span text:style-name="T6">try</text:span><text:span text:style-name="T4">{</text:span></text:p>
      <text:p text:style-name="P8"><text:tab/><text:tab/><text:tab/>csv.printData();</text:p>
      <text:p text:style-name="P5"><text:span text:style-name="T4"><text:tab/><text:tab/>}</text:span><text:span text:style-name="T6">catch</text:span><text:span text:style-name="T4">(ArrayIndexOutOfBoundsException e){</text:span></text:p>
      <text:p text:style-name="P5"><text:span text:style-name="T4"><text:tab/><text:tab/><text:tab/>System.</text:span><text:span text:style-name="T13">out</text:span><text:span text:style-name="T4">.println(</text:span><text:span text:style-name="T14">"Wrong format of table!"</text:span><text:span text:style-name="T4">);</text:span></text:p>
      <text:p text:style-name="P8"><text:tab/><text:tab/>}</text:p>
      <text:p text:style-name="P8"><text:tab/>}</text:p>
      <text:p text:style-name="P8">}</text:p>
      <text:p text:style-name="P10"><text:span text:style-name="T18">Клас </text:span>CSVParseException</text:p>
      <text:p text:style-name="P9"><text:span text:style-name="T5">package</text:span> com.lab111.Lab3;</text:p>
      <text:p text:style-name="P6">/**</text:p>
      <text:p text:style-name="P6"><text:s/>* Signals that a data format error has occurred.</text:p>
      <text:p text:style-name="P5"><text:span text:style-name="T7"><text:s/>* </text:span><text:span text:style-name="T11">@author</text:span><text:span text:style-name="T7"> </text:span><text:span text:style-name="T8">yozhik</text:span></text:p>
      <text:p text:style-name="P6"><text:s/>*/</text:p>
      <text:p text:style-name="P5"><text:span text:style-name="T15">@SuppressWarnings</text:span><text:span text:style-name="T4">(</text:span><text:span text:style-name="T14">"serial"</text:span><text:span text:style-name="T4">)</text:span></text:p>
      <text:p text:style-name="P5"><text:span text:style-name="T6">public</text:span><text:span text:style-name="T4"> </text:span><text:span text:style-name="T6">class</text:span><text:span text:style-name="T4"> CSVParseException </text:span><text:span text:style-name="T6">extends</text:span><text:span text:style-name="T4"> Exception{</text:span></text:p>
      <text:p text:style-name="P8"><text:tab/>CSVParseException(){</text:p>
      <text:p text:style-name="P5"><text:span text:style-name="T4"><text:tab/><text:tab/></text:span><text:span text:style-name="T6">super</text:span><text:span text:style-name="T4">();</text:span></text:p>
      <text:p text:style-name="P8"><text:tab/>}</text:p>
      <text:p text:style-name="P8"><text:tab/>CSVParseException(String massage){</text:p>
      <text:p text:style-name="P5"><text:span text:style-name="T4"><text:tab/><text:tab/></text:span><text:span text:style-name="T6">super</text:span><text:span text:style-name="T4">(massage);</text:span></text:p>
      <text:p text:style-name="P8"><text:tab/>}</text:p>
      <text:p text:style-name="P8">}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Verdana" svg:font-family="Verdana, sans-serif"/>
    <style:font-face style:name="Monospace" svg:font-family="Monospace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1" svg:font-family="Verdana" style:font-family-generic="swiss" style:font-pitch="variable"/>
    <style:font-face style:name="DejaVu Sans" svg:font-family="'DejaVu Sans'" style:font-family-generic="system" style:font-pitch="variable"/>
  </office:font-face-decls>
  <office:styles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806cm" fo:margin-bottom="1.113cm" fo:margin-left="0.661cm" fo:margin-right="0.87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yozhik </meta:initial-creator>
    <meta:creation-date>2011-02-22T22:01:55</meta:creation-date>
    <dc:date>2011-03-08T21:23:00</dc:date>
    <dc:creator>yozhik </dc:creator>
    <meta:editing-duration>PT00H22M27S</meta:editing-duration>
    <meta:editing-cycles>6</meta:editing-cycles>
    <meta:generator>OpenOffice.org/3.2$Linux OpenOffice.org_project/320m12$Build-9483</meta:generator>
    <meta:document-statistic meta:table-count="0" meta:image-count="0" meta:object-count="0" meta:page-count="6" meta:paragraph-count="295" meta:word-count="892" meta:character-count="8941"/>
  </office:meta>
</office:document-meta>
</file>